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3340" officeooo:paragraph-rsid="0008334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83340" officeooo:paragraph-rsid="00083340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a20eb" officeooo:paragraph-rsid="00083340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a20eb" officeooo:paragraph-rsid="00083340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1.3 ORGANITZACIONS DESENVOLUPADORES</text:p>
      <text:p text:style-name="P2"/>
      <text:p text:style-name="P4">¿Para qué crees que se utiliza esta web?</text:p>
      <text:p text:style-name="P3">La actividad principal del W3C es desarrollar protocolos y pautas que aseguren el crecimiento a largo plazo de la Web.</text:p>
      <text:p text:style-name="P3">Esta es una comunidad internacional donde los miembros de las organizaciones, <text:s/>el personal al completo y el público trabajan juntos para desarrollar estándares we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7:40:11.397925813</meta:creation-date>
    <dc:date>2021-10-28T17:28:34.790954143</dc:date>
    <meta:editing-duration>PT17M41S</meta:editing-duration>
    <meta:editing-cycles>2</meta:editing-cycles>
    <meta:generator>LibreOffice/7.2.1.2$Linux_X86_64 LibreOffice_project/2c9f9a7aa7c967a1b7ec3448959cff87b32f6580</meta:generator>
    <meta:document-statistic meta:table-count="0" meta:image-count="0" meta:object-count="0" meta:page-count="1" meta:paragraph-count="4" meta:word-count="55" meta:character-count="358" meta:non-whitespace-character-count="306"/>
  </office:meta>
</office:document-meta>
</file>